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56A8969B85A6B1B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1.519cm"/>
    </style:style>
    <style:style style:name="Table1.C" style:family="table-column">
      <style:table-column-properties style:column-width="9.248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7" style:family="table-cell">
      <style:table-cell-properties fo:padding="0.097cm" fo:border-left="0.05pt solid #000080" fo:border-right="none" fo:border-top="none" fo:border-bottom="0.05pt solid #000080"/>
    </style:style>
    <style:style style:name="Table1.B7" style:family="table-cell">
      <style:table-cell-properties fo:padding="0.097cm" fo:border-left="0.05pt solid #000080" fo:border-right="none" fo:border-top="none" fo:border-bottom="0.05pt solid #000080"/>
    </style:style>
    <style:style style:name="Table1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8" style:family="table-cell">
      <style:table-cell-properties fo:padding="0.097cm" fo:border-left="0.05pt solid #000080" fo:border-right="none" fo:border-top="none" fo:border-bottom="0.05pt solid #000080"/>
    </style:style>
    <style:style style:name="Table1.B8" style:family="table-cell">
      <style:table-cell-properties fo:padding="0.097cm" fo:border-left="0.05pt solid #000080" fo:border-right="none" fo:border-top="none" fo:border-bottom="0.05pt solid #000080"/>
    </style:style>
    <style:style style:name="Table1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9" style:family="table-cell">
      <style:table-cell-properties fo:padding="0.097cm" fo:border-left="0.05pt solid #000080" fo:border-right="none" fo:border-top="none" fo:border-bottom="0.05pt solid #000080"/>
    </style:style>
    <style:style style:name="Table1.B9" style:family="table-cell">
      <style:table-cell-properties fo:padding="0.097cm" fo:border-left="0.05pt solid #000080" fo:border-right="none" fo:border-top="none" fo:border-bottom="0.05pt solid #000080"/>
    </style:style>
    <style:style style:name="Table1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officeooo:rsid="00148658" officeooo:paragraph-rsid="002535d1" style:font-size-asian="11pt" style:font-size-complex="11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ext_20_body">
      <style:text-properties fo:font-weight="normal" officeooo:rsid="0012f029" officeooo:paragraph-rsid="002535d1" style:font-weight-asian="normal" style:font-weight-complex="normal"/>
    </style:style>
    <style:style style:name="P4" style:family="paragraph" style:parent-style-name="Text_20_body">
      <style:text-properties fo:font-weight="normal" officeooo:rsid="00148658" officeooo:paragraph-rsid="002535d1" style:font-weight-asian="normal" style:font-weight-complex="normal"/>
    </style:style>
    <style:style style:name="P5" style:family="paragraph" style:parent-style-name="Text_20_body">
      <style:text-properties style:font-name="Arial1" fo:font-size="11pt" fo:font-weight="normal" officeooo:rsid="00170747" officeooo:paragraph-rsid="002535d1" style:font-size-asian="10.5pt" style:font-weight-asian="normal" style:font-weight-complex="normal"/>
    </style:style>
    <style:style style:name="P6" style:family="paragraph" style:parent-style-name="Text_20_body">
      <style:text-properties fo:color="#dc2300" style:font-name="Ubuntu Mono" officeooo:rsid="00148658" officeooo:paragraph-rsid="002535d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80"/>
    </style:style>
    <style:style style:name="P9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12" style:family="paragraph" style:parent-style-name="Table_20_Contents">
      <style:paragraph-properties fo:text-align="center" style:justify-single-word="false"/>
      <style:text-properties officeooo:rsid="0024c3b6" officeooo:paragraph-rsid="0024c3b6"/>
    </style:style>
    <style:style style:name="P13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4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195233" style:font-size-asian="10pt" style:font-size-complex="10pt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195233" style:font-size-asian="10pt" style:font-size-complex="10pt"/>
    </style:style>
    <style:style style:name="P1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b2bff" officeooo:paragraph-rsid="001b2bff" style:font-size-asian="10pt" style:font-size-complex="10pt"/>
    </style:style>
    <style:style style:name="P2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0535c" officeooo:paragraph-rsid="0020535c" style:font-size-asian="10pt" style:font-size-complex="10pt"/>
    </style:style>
    <style:style style:name="P2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4c3b6" officeooo:paragraph-rsid="0024c3b6" style:font-size-asian="10pt" style:font-size-complex="10pt"/>
    </style:style>
    <style:style style:name="P22" style:family="paragraph" style:parent-style-name="Standard">
      <style:text-properties officeooo:rsid="0017007b" officeooo:paragraph-rsid="0012c5e1"/>
    </style:style>
    <style:style style:name="P23" style:family="paragraph" style:parent-style-name="Standard">
      <style:text-properties officeooo:rsid="001c00c3" officeooo:paragraph-rsid="002535d1"/>
    </style:style>
    <style:style style:name="P24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24c3b6" style:font-weight-asian="normal" style:font-weight-complex="normal"/>
    </style:style>
    <style:style style:name="P25" style:family="paragraph" style:parent-style-name="Standard">
      <style:text-properties fo:font-weight="normal" officeooo:rsid="0012f029" officeooo:paragraph-rsid="002535d1" style:font-weight-asian="normal" style:font-weight-complex="normal"/>
    </style:style>
    <style:style style:name="P26" style:family="paragraph" style:parent-style-name="Standard">
      <style:text-properties style:font-name="Arial1" fo:font-size="11pt" fo:font-weight="normal" officeooo:rsid="0012f029" officeooo:paragraph-rsid="002535d1" style:font-size-asian="10.5pt" style:font-weight-asian="normal" style:font-weight-complex="normal"/>
    </style:style>
    <style:style style:name="P27" style:family="paragraph" style:parent-style-name="Standard">
      <style:text-properties style:font-name="Arial1" fo:font-size="11pt" fo:font-weight="normal" officeooo:rsid="001461bd" officeooo:paragraph-rsid="002535d1" style:font-size-asian="10.5pt" style:font-weight-asian="normal" style:font-weight-complex="normal"/>
    </style:style>
    <style:style style:name="P28" style:family="paragraph" style:parent-style-name="Standard">
      <style:text-properties style:font-name="Arial1" fo:font-size="11pt" officeooo:rsid="001461bd" officeooo:paragraph-rsid="002535d1" style:font-size-asian="10.5pt"/>
    </style:style>
    <style:style style:name="P29" style:family="paragraph" style:parent-style-name="Standard">
      <style:text-properties officeooo:paragraph-rsid="002535d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07b" officeooo:paragraph-rsid="002535d1" style:font-size-asian="10.5pt" style:font-weight-asian="normal" style:font-weight-complex="normal"/>
    </style:style>
    <style:style style:name="P32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33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officeooo:paragraph-rsid="0024c3b6" style:font-weight-asian="bold" style:font-weight-complex="bold"/>
    </style:style>
    <style:style style:name="P34" style:family="paragraph" style:parent-style-name="Text_20_body">
      <style:paragraph-properties fo:margin-top="0cm" fo:margin-bottom="0.212cm" loext:contextual-spacing="false"/>
      <style:text-properties officeooo:paragraph-rsid="002535d1"/>
    </style:style>
    <style:style style:name="P35" style:family="paragraph" style:parent-style-name="Text_20_body">
      <style:paragraph-properties fo:margin-top="0cm" fo:margin-bottom="0.212cm" loext:contextual-spacing="false" fo:text-align="start" style:justify-single-word="false"/>
      <style:text-properties officeooo:paragraph-rsid="001c5f2c"/>
    </style:style>
    <style:style style:name="P3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24c3b6" style:font-size-asian="20pt" style:font-weight-asian="bold" style:font-size-complex="20pt"/>
    </style:style>
    <style:style style:name="P3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4c3b6" officeooo:paragraph-rsid="0024c3b6" style:font-size-asian="20pt" style:font-weight-asian="bold" style:font-size-complex="20pt"/>
    </style:style>
    <style:style style:name="P3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c3b6" style:font-size-asian="12pt" style:font-size-complex="12pt"/>
    </style:style>
    <style:style style:name="P3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535d1" style:font-size-asian="12pt" style:font-size-complex="12pt"/>
    </style:style>
    <style:style style:name="P4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7" style:family="text">
      <style:text-properties style:font-name="Arial" fo:font-size="11pt" fo:font-style="normal" fo:font-weight="normal" officeooo:rsid="0020535c" style:font-size-asian="10.5pt" style:font-style-asian="normal" style:font-weight-asian="normal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1dd70b" style:font-size-asian="10.5pt" style:font-style-asian="normal" style:font-weight-asian="normal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10" style:family="text">
      <style:text-properties officeooo:rsid="00065cbb"/>
    </style:style>
    <style:style style:name="T11" style:family="text">
      <style:text-properties officeooo:rsid="000f9289"/>
    </style:style>
    <style:style style:name="T12" style:family="text">
      <style:text-properties officeooo:rsid="001062cd"/>
    </style:style>
    <style:style style:name="T13" style:family="text">
      <style:text-properties officeooo:rsid="00179ce1"/>
    </style:style>
    <style:style style:name="T14" style:family="text">
      <style:text-properties officeooo:rsid="00182c82"/>
    </style:style>
    <style:style style:name="T15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6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17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18" style:family="text">
      <style:text-properties style:font-name="Arial1" fo:font-size="11pt" fo:font-weight="normal" officeooo:rsid="001fa69c" style:font-size-asian="10.5pt" style:font-weight-asian="normal" style:font-weight-complex="normal"/>
    </style:style>
    <style:style style:name="T19" style:family="text">
      <style:text-properties style:font-name="Arial1" fo:font-size="11pt" fo:font-weight="normal" officeooo:rsid="0022b5bb" style:font-size-asian="10.5pt" style:font-weight-asian="normal" style:font-weight-complex="normal"/>
    </style:style>
    <style:style style:name="T20" style:family="text">
      <style:text-properties style:font-name="Arial1" fo:font-size="11pt" fo:font-weight="normal" officeooo:rsid="002535d1" style:font-size-asian="10.5pt" style:font-weight-asian="normal" style:font-weight-complex="normal"/>
    </style:style>
    <style:style style:name="T21" style:family="text">
      <style:text-properties style:font-name="Arial1" fo:font-size="11pt" fo:font-weight="normal" officeooo:rsid="002c1eda" style:font-size-asian="10.5pt" style:font-weight-asian="normal" style:font-weight-complex="normal"/>
    </style:style>
    <style:style style:name="T22" style:family="text">
      <style:text-properties style:font-name="Arial1" fo:font-size="11pt" fo:font-weight="normal" officeooo:rsid="002e1eb0" style:font-size-asian="10.5pt" style:font-weight-asian="normal" style:font-weight-complex="normal"/>
    </style:style>
    <style:style style:name="T23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24" style:family="text">
      <style:text-properties style:font-name="Arial1" fo:font-size="11pt" fo:font-weight="bold" officeooo:rsid="002c1eda" style:font-size-asian="10.5pt" style:font-weight-asian="bold" style:font-weight-complex="bold"/>
    </style:style>
    <style:style style:name="T25" style:family="text">
      <style:text-properties officeooo:rsid="0024c3b6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f9289" style:font-weight-asian="bold" style:font-weight-complex="bold"/>
    </style:style>
    <style:style style:name="T29" style:family="text">
      <style:text-properties fo:font-weight="bold" officeooo:rsid="001f62bb" style:font-weight-asian="bold" style:font-weight-complex="bold"/>
    </style:style>
    <style:style style:name="T30" style:family="text">
      <style:text-properties fo:font-weight="bold" officeooo:rsid="0012f029" style:font-weight-asian="bold" style:font-weight-complex="bold"/>
    </style:style>
    <style:style style:name="T31" style:family="text">
      <style:text-properties fo:font-weight="bold" officeooo:rsid="0012f802" style:font-weight-asian="bold" style:font-weight-complex="bold"/>
    </style:style>
    <style:style style:name="T32" style:family="text">
      <style:text-properties fo:font-weight="bold" officeooo:rsid="00182c82" style:font-weight-asian="bold" style:font-weight-complex="bold"/>
    </style:style>
    <style:style style:name="T33" style:family="text">
      <style:text-properties fo:font-weight="bold" officeooo:rsid="002c2a80" style:font-weight-asian="bold" style:font-weight-complex="bold"/>
    </style:style>
    <style:style style:name="T34" style:family="text">
      <style:text-properties fo:font-weight="bold" officeooo:rsid="0017007b" style:font-weight-asian="bold" style:font-weight-complex="bold"/>
    </style:style>
    <style:style style:name="T35" style:family="text">
      <style:text-properties officeooo:rsid="001f62bb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f62bb" style:font-weight-asian="normal" style:font-weight-complex="normal"/>
    </style:style>
    <style:style style:name="T38" style:family="text">
      <style:text-properties fo:font-weight="normal" officeooo:rsid="001b2bff" style:font-weight-asian="normal" style:font-weight-complex="normal"/>
    </style:style>
    <style:style style:name="T39" style:family="text">
      <style:text-properties fo:font-weight="normal" officeooo:rsid="0020535c" style:font-weight-asian="normal" style:font-weight-complex="normal"/>
    </style:style>
    <style:style style:name="T40" style:family="text">
      <style:text-properties fo:font-weight="normal" officeooo:rsid="001dd70b" style:font-weight-asian="normal" style:font-weight-complex="normal"/>
    </style:style>
    <style:style style:name="T41" style:family="text">
      <style:text-properties fo:font-weight="normal" officeooo:rsid="0012f029" style:font-weight-asian="normal" style:font-weight-complex="normal"/>
    </style:style>
    <style:style style:name="T42" style:family="text">
      <style:text-properties fo:font-weight="normal" officeooo:rsid="0012f802" style:font-weight-asian="normal" style:font-weight-complex="normal"/>
    </style:style>
    <style:style style:name="T43" style:family="text">
      <style:text-properties fo:font-weight="normal" officeooo:rsid="002535d1" style:font-weight-asian="normal" style:font-weight-complex="normal"/>
    </style:style>
    <style:style style:name="T44" style:family="text">
      <style:text-properties fo:font-weight="normal" officeooo:rsid="0016c155" style:font-weight-asian="normal" style:font-weight-complex="normal"/>
    </style:style>
    <style:style style:name="T45" style:family="text">
      <style:text-properties fo:font-weight="normal" officeooo:rsid="001c00c3" style:font-weight-asian="normal" style:font-weight-complex="normal"/>
    </style:style>
    <style:style style:name="T46" style:family="text">
      <style:text-properties fo:font-weight="normal" officeooo:rsid="0017007b" style:font-weight-asian="normal" style:font-weight-complex="normal"/>
    </style:style>
    <style:style style:name="T47" style:family="text">
      <style:text-properties style:font-weight-asian="normal" style:font-weight-complex="normal"/>
    </style:style>
    <style:style style:name="T48" style:family="text">
      <style:text-properties officeooo:rsid="001b2bff"/>
    </style:style>
    <style:style style:name="T49" style:family="text">
      <style:text-properties officeooo:rsid="0019a19a"/>
    </style:style>
    <style:style style:name="T50" style:family="text">
      <style:text-properties officeooo:rsid="0020535c"/>
    </style:style>
    <style:style style:name="T51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52" style:family="text">
      <style:text-properties fo:font-variant="normal" fo:text-transform="none" style:use-window-font-color="true" fo:letter-spacing="normal" fo:font-style="normal" fo:font-weight="normal" officeooo:rsid="001f62bb"/>
    </style:style>
    <style:style style:name="T53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54" style:family="text">
      <style:text-properties fo:font-variant="normal" fo:text-transform="none" style:use-window-font-color="true" fo:letter-spacing="normal" fo:font-style="normal" fo:font-weight="normal" officeooo:rsid="0016c155" style:font-weight-asian="normal" style:font-weight-complex="normal"/>
    </style:style>
    <style:style style:name="T55" style:family="text">
      <style:text-properties fo:font-variant="normal" fo:text-transform="none" style:use-window-font-color="true" fo:letter-spacing="normal" fo:font-style="normal" fo:font-weight="normal" officeooo:rsid="0024c3b6" style:font-weight-asian="normal" style:font-weight-complex="normal"/>
    </style:style>
    <style:style style:name="T56" style:family="text">
      <style:text-properties fo:font-variant="normal" fo:text-transform="none" style:use-window-font-color="true" fo:letter-spacing="normal" fo:font-style="normal" fo:font-weight="normal" officeooo:rsid="002535d1" style:font-weight-asian="normal" style:font-weight-complex="normal"/>
    </style:style>
    <style:style style:name="T57" style:family="text">
      <style:text-properties fo:font-variant="normal" fo:text-transform="none" style:use-window-font-color="true" fo:letter-spacing="normal" fo:font-style="normal" fo:font-weight="normal" officeooo:rsid="002b1c72" style:font-weight-asian="normal" style:font-weight-complex="normal"/>
    </style:style>
    <style:style style:name="T58" style:family="text">
      <style:text-properties fo:font-variant="normal" fo:text-transform="none" style:use-window-font-color="true" fo:letter-spacing="normal" fo:font-style="normal" fo:font-weight="normal" officeooo:rsid="002e1eb0" style:font-weight-asian="normal" style:font-weight-complex="normal"/>
    </style:style>
    <style:style style:name="T59" style:family="text">
      <style:text-properties officeooo:rsid="001dd70b"/>
    </style:style>
    <style:style style:name="T60" style:family="text">
      <style:text-properties officeooo:rsid="0029bcc6"/>
    </style:style>
    <style:style style:name="T61" style:family="text">
      <style:text-properties officeooo:rsid="002b1c72"/>
    </style:style>
    <style:style style:name="T62" style:family="text">
      <style:text-properties officeooo:rsid="002c1ed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RDE. IES Haría</text:p>
      <text:p text:style-name="P36">UT<text:span text:style-name="T25">3</text:span>. <text:span text:style-name="T12">Recuperación. Prueba práctica. <text:s/>Parte 1</text:span></text:p>
      <text:p text:style-name="P37">Direccionamiento IPv4</text:p>
      <text:p text:style-name="P32"/>
      <text:p text:style-name="P33"><text:span text:style-name="T47">1. Clasifica los siguientes números de dirección IP</text:span><text:span text:style-name="T26"> según su clase</text:span> <text:span text:style-name="T35">(1p)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7">Dirección </text:p>
          </table:table-cell>
          <table:table-cell table:style-name="Tabla7.B1" office:value-type="string">
            <text:p text:style-name="P7">Clase</text:p>
          </table:table-cell>
        </table:table-row>
        <table:table-row>
          <table:table-cell table:style-name="Tabla7.A8" office:value-type="string">
            <text:p text:style-name="P14"><text:span text:style-name="T60">201</text:span>.3<text:span text:style-name="T60">3</text:span>.45.2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8" office:value-type="string">
            <text:p text:style-name="P13"><text:span text:style-name="T10">12</text:span>.<text:span text:style-name="T10">23</text:span>.<text:span text:style-name="T11">2</text:span>1.<text:span text:style-name="T11">5</text:span>1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8" office:value-type="string">
            <text:p text:style-name="P13"><text:span text:style-name="T13">176</text:span>.11.35.<text:span text:style-name="T10">2</text:span>32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8" office:value-type="string">
            <text:p text:style-name="P13"><text:span text:style-name="T11">191</text:span>.1<text:span text:style-name="T13">5</text:span>.<text:span text:style-name="T10">2</text:span>3.<text:span text:style-name="T10">15</text:span>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6" office:value-type="string">
            <text:p text:style-name="P13"><text:span text:style-name="T10">247</text:span>.3<text:span text:style-name="T13">4</text:span>.1<text:span text:style-name="T13">1</text:span>2.<text:span text:style-name="T13">2</text:span>3</text:p>
          </table:table-cell>
          <table:table-cell table:style-name="Tabla7.B6" office:value-type="string">
            <text:p text:style-name="P8"/>
          </table:table-cell>
        </table:table-row>
        <table:table-row>
          <table:table-cell table:style-name="Tabla7.A8" office:value-type="string">
            <text:p text:style-name="P13"><text:span text:style-name="T60">1100</text:span>01000010000100101100<text:span text:style-name="T10">11111111</text:span>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8" office:value-type="string">
            <text:p text:style-name="P13"><text:span text:style-name="T11">01</text:span>011111100111000001110000101100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9" office:value-type="string">
            <text:p text:style-name="P13"><text:span text:style-name="T10">1110</text:span>0101000010000111110100100010</text:p>
          </table:table-cell>
          <table:table-cell table:style-name="Tabla7.B9" office:value-type="string">
            <text:p text:style-name="P8"/>
          </table:table-cell>
        </table:table-row>
      </table:table>
      <text:p text:style-name="P2"/>
      <text:p text:style-name="Standard"><text:span text:style-name="T11">2</text:span>. <text:span text:style-name="T46">Dadas las siguientes </text:span><text:span text:style-name="T34">direcciones IP </text:span><text:span text:style-name="T29">con clase</text:span><text:span text:style-name="T37"> indicar si son </text:span><text:span text:style-name="T29">válidas o no</text:span><text:span text:style-name="T37"> para ser asignadas en la configuración de red de un equipo. En caso de no ser válida indicar el motivo (1p)</text:span><text:span text:style-name="T35">.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Dirección </text:p>
          </table:table-cell>
          <table:table-cell table:style-name="Table1.A1" office:value-type="string">
            <text:p text:style-name="P12">Válida</text:p>
          </table:table-cell>
          <table:table-cell table:style-name="Table1.C1" office:value-type="string">
            <text:p text:style-name="P12">Motivo</text:p>
          </table:table-cell>
        </table:table-row>
        <table:table-row>
          <table:table-cell table:style-name="Table1.A2" office:value-type="string">
            <text:p text:style-name="P17"><text:span text:style-name="T25">127</text:span>.3<text:span text:style-name="T25">8</text:span>.<text:span text:style-name="T48">0</text:span>.<text:span text:style-name="T48">0</text:span>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3" office:value-type="string">
            <text:p text:style-name="P17"><text:span text:style-name="T61">0</text:span>.240.13.<text:span text:style-name="T25">255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>
          <table:table-cell table:style-name="Table1.A4" office:value-type="string">
            <text:p text:style-name="P18"><text:span text:style-name="T49">1101</text:span>10100001000010010110<text:span text:style-name="T25">1111111</text:span>1</text:p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  <table:table-row>
          <table:table-cell table:style-name="Table1.A5" office:value-type="string">
            <text:p text:style-name="P19"><text:span text:style-name="T61">192</text:span>.45.255.255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>
          <table:table-cell table:style-name="Table1.A8" office:value-type="string">
            <text:p text:style-name="P20">134.245.<text:span text:style-name="T25">0</text:span>.<text:span text:style-name="T25">0</text:span>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18"><text:span text:style-name="T50">01101000</text:span>000100001001011000000001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21">1.3.11.245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9" office:value-type="string">
            <text:p text:style-name="P19"><text:span text:style-name="T61">172.</text:span>191.13.<text:span text:style-name="T61">0</text:span></text:p>
          </table:table-cell>
          <table:table-cell table:style-name="Table1.B9" office:value-type="string">
            <text:p text:style-name="P9"/>
          </table:table-cell>
          <table:table-cell table:style-name="Table1.C9" office:value-type="string">
            <text:p text:style-name="P9"/>
          </table:table-cell>
        </table:table-row>
      </table:table>
      <text:p text:style-name="P30"/>
      <text:p text:style-name="P23"><text:span text:style-name="T58">3</text:span><text:span text:style-name="T54">. </text:span><text:span text:style-name="T53">Indicar si las direcciones IP </text:span><text:span text:style-name="T55">4</text:span><text:span text:style-name="T53">.</text:span><text:span text:style-name="T55">1</text:span><text:span text:style-name="T57">2</text:span><text:span text:style-name="T55">8</text:span><text:span text:style-name="T53">.1</text:span><text:span text:style-name="T56">1</text:span><text:span text:style-name="T53">.</text:span><text:span text:style-name="T57">20</text:span><text:span text:style-name="T56">3</text:span><text:span text:style-name="T53">/2</text:span><text:span text:style-name="T57">6</text:span><text:span text:style-name="T53"> y </text:span><text:span text:style-name="T55">4</text:span><text:span text:style-name="T53">.</text:span><text:span text:style-name="T55">1</text:span><text:span text:style-name="T57">2</text:span><text:span text:style-name="T55">8</text:span><text:span text:style-name="T53">.1</text:span><text:span text:style-name="T56">1</text:span><text:span text:style-name="T53">.</text:span><text:span text:style-name="T57">187</text:span><text:span text:style-name="T53">/2</text:span><text:span text:style-name="T57">6</text:span><text:span text:style-name="T53"> </text:span><text:span text:style-name="T51">pertenecen a la misma subred</text:span><text:span text:style-name="T53"> o no. Incluye los cálculos utilizados para obtener el resultado.</text:span><text:span text:style-name="T52">(1p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8"/>
          </table:table-cell>
        </table:table-row>
      </table:table>
      <text:p text:style-name="P24"/>
      <text:p text:style-name="P35"><text:span text:style-name="T22">4</text:span><text:span text:style-name="T15">. </text:span><text:span text:style-name="T16">Una organización que tiene asignada la dirección IP 1</text:span><text:span text:style-name="T19">9</text:span><text:span text:style-name="T15">5</text:span><text:span text:style-name="T16">.</text:span><text:span text:style-name="T17">24</text:span><text:span text:style-name="T16">.</text:span><text:span text:style-name="T21">8</text:span><text:span text:style-name="T16">.0/</text:span><text:span text:style-name="T21">24</text:span><text:span text:style-name="T16"> nos encarga su división en </text:span><text:span text:style-name="T24">cuatro</text:span><text:span text:style-name="T23"> subredes</text:span><text:span text:style-name="T16">. Responde a las siguientes preguntas. </text:span><text:span text:style-name="T20">Insertando los cálculos utilizados para obtener el resultado.</text:span></text:p>
      <text:p text:style-name="P29"><text:span text:style-name="T8">a) </text:span><text:span text:style-name="T9">¿</text:span><text:span text:style-name="T6">Cuantos bits</text:span><text:span text:style-name="T9"> le tenemos que quitar a la parte de host para crearlas?</text:span><text:span text:style-name="T7">(0,5p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9"/>
          </table:table-cell>
        </table:table-row>
      </table:table>
      <text:p text:style-name="P25"><text:soft-page-break/></text:p>
      <text:p text:style-name="P34"><text:span text:style-name="T40">b) </text:span><text:span text:style-name="T41">¿</text:span><text:span text:style-name="T30">De cuantos bits </text:span><text:span text:style-name="T41">será nuestra</text:span><text:span text:style-name="T30"> máscara de red</text:span><text:span text:style-name="T41">?</text:span><text:span text:style-name="T42">¿Cuál sería el valor de la máscara en</text:span><text:span text:style-name="T31"> formato decimal punteado</text:span><text:span text:style-name="T42">? </text:span><text:span text:style-name="T39">(0,5p)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9"/>
          </table:table-cell>
        </table:table-row>
      </table:table>
      <text:p text:style-name="P3"/>
      <text:p text:style-name="P3"><text:span text:style-name="T59">c) </text:span>¿<text:span text:style-name="T27">Cuantos hosts como máximo </text:span>podremos conectar a cada una de las subredes? <text:span text:style-name="T50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9"/>
          </table:table-cell>
        </table:table-row>
      </table:table>
      <text:p text:style-name="P5"/>
      <text:p text:style-name="P4"><text:span text:style-name="T59">d) </text:span>¿Cuáles podrían ser las <text:span text:style-name="T27">direcciones de red </text:span>de las <text:span text:style-name="T62">4</text:span> subredes que necesitamos? <text:span text:style-name="T50">(1,5p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9"/>
          </table:table-cell>
        </table:table-row>
      </table:table>
      <text:p text:style-name="P6"/>
      <text:p text:style-name="P1"><text:span text:style-name="T40">e) </text:span><text:span text:style-name="T36">¿Cuáles serían las </text:span><text:span text:style-name="T27">direcciones de difusión </text:span><text:span text:style-name="T36">de cada una de las subredes </text:span><text:span text:style-name="T43">anteriores</text:span><text:span text:style-name="T36">?</text:span> <text:span text:style-name="T39">(1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9"/>
          </table:table-cell>
        </table:table-row>
      </table:table>
      <text:p text:style-name="P26"/>
      <text:p text:style-name="P28"><text:span text:style-name="T44">6</text:span><text:span text:style-name="T36">. ¿Cuál sería la máscara de red si necesitamos conectar </text:span><text:span text:style-name="T33">47</text:span><text:span text:style-name="T27"> equipos</text:span><text:span text:style-name="T36"> a una red? </text:span><text:span text:style-name="T45">Inserta los cálculos utilizados para obtener el resultado. 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9"/>
          </table:table-cell>
        </table:table-row>
      </table:table>
      <text:p text:style-name="P27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. </text:span><text:span text:style-name="MT3">Recuperación</text:span><text:span text:style-name="MT2"> – </text:span><text:span text:style-name="MT4">parte 1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56A8969B85A6B1BE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6-05T09:41:08.008288411</dc:date>
    <meta:editing-duration>PT6H18M20S</meta:editing-duration>
    <meta:editing-cycles>58</meta:editing-cycles>
    <meta:generator>LibreOffice/5.1.6.2$Linux_X86_64 LibreOffice_project/10m0$Build-2</meta:generator>
    <meta:document-statistic meta:table-count="9" meta:image-count="1" meta:object-count="0" meta:page-count="2" meta:paragraph-count="35" meta:word-count="240" meta:character-count="1686" meta:non-whitespace-character-count="1475"/>
  </office:meta>
</office:document-meta>
</file>